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C0C0C0" style:repeat-content="false"/>
      <style:paragraph-properties fo:text-align="end" fo:margin-right="0cm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C0C0C0" style:repeat-content="false"/>
      <style:paragraph-properties fo:text-align="justify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end" fo:margin-right="0cm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justify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8.175625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67.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Nº de Componentes</text:p>
          </table:table-cell>
          <table:table-cell office:value-type="string" table:style-name="ce12">
            <text:p>Tiempo secuencial vect. Globales</text:p>
            <text:p>1 thread/core</text:p>
            <text:p><text:s text:c="9"/>Elapsed <text:s text:c="7"/>CPU-user <text:s text:c="12"/>CPU- sys</text:p>
          </table:table-cell>
          <table:table-cell office:value-type="string" table:style-name="ce11">
            <text:p>Tiempo paralelo/versión for</text:p>
            <text:p>24 Threads/cores <text:s text:c="35"/>Elapsed <text:s text:c="12"/>CPU-user <text:s text:c="10"/>CPU- sy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65536" table:style-name="ce3">
            <text:p>65536</text:p>
          </table:table-cell>
          <table:table-cell office:value-type="string" table:style-name="ce4">
            <text:p><text:s text:c="11"/>0m0.002s <text:s text:c="10"/>0m0.000s <text:s text:c="8"/>0m0.002s</text:p>
          </table:table-cell>
          <table:table-cell office:value-type="string" table:style-name="ce4">
            <text:p><text:s text:c="14"/>0m0.008s <text:s text:c="10"/>0m0.029s <text:s text:c="10"/>0m0.020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131072" table:style-name="ce5">
            <text:p>131072</text:p>
          </table:table-cell>
          <table:table-cell office:value-type="string" table:style-name="ce6">
            <text:p><text:s text:c="11"/>0m0.004s <text:s text:c="10"/>0m0.001s <text:s text:c="8"/>0m0.003s</text:p>
          </table:table-cell>
          <table:table-cell office:value-type="string" table:style-name="ce6">
            <text:p><text:s text:c="14"/>0m0.013s <text:s text:c="10"/>0m0.070s <text:s text:c="10"/>0m0.016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262144" table:style-name="ce3">
            <text:p>262144</text:p>
          </table:table-cell>
          <table:table-cell office:value-type="string" table:style-name="ce4">
            <text:p><text:s text:c="11"/>0m0.004s <text:s text:c="10"/>0m0.001s <text:s text:c="8"/>0m0.002s</text:p>
          </table:table-cell>
          <table:table-cell office:value-type="string" table:style-name="ce4">
            <text:p><text:s text:c="14"/>0m0.016s <text:s text:c="10"/>0m0.095s <text:s text:c="10"/>0m0.013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524288" table:style-name="ce5">
            <text:p>524288</text:p>
          </table:table-cell>
          <table:table-cell office:value-type="string" table:style-name="ce6">
            <text:p><text:s text:c="11"/>0m0.006s <text:s text:c="10"/>0m0.003s <text:s text:c="8"/>0m0.003s</text:p>
          </table:table-cell>
          <table:table-cell office:value-type="string" table:style-name="ce6">
            <text:p><text:s text:c="14"/>0m0.017s <text:s text:c="10"/>0m0.096s <text:s text:c="10"/>0m0.018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1048576" table:style-name="ce3">
            <text:p>1048576</text:p>
          </table:table-cell>
          <table:table-cell office:value-type="string" table:style-name="ce4">
            <text:p><text:s text:c="11"/>0m0.006s <text:s text:c="10"/>0m0.004s <text:s text:c="8"/>0m0.002s</text:p>
          </table:table-cell>
          <table:table-cell office:value-type="string" table:style-name="ce4">
            <text:p><text:s text:c="14"/>0m0.006s <text:s text:c="10"/>0m0.026s <text:s text:c="10"/>0m0.017s<text:s text:c="2"/>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2097152" table:style-name="ce5">
            <text:p>2097152</text:p>
          </table:table-cell>
          <table:table-cell office:value-type="string" table:style-name="ce6">
            <text:p><text:s text:c="11"/>0m0.009s <text:s text:c="10"/>0m0.005s <text:s text:c="8"/>0m0.004s</text:p>
          </table:table-cell>
          <table:table-cell office:value-type="string" table:style-name="ce6">
            <text:p><text:s text:c="14"/>0m0.018s <text:s text:c="10"/>0m0.119s <text:s text:c="10"/>0m0.010s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float" office:value="4194304" table:style-name="ce3">
            <text:p>4194304</text:p>
          </table:table-cell>
          <table:table-cell office:value-type="string" table:style-name="ce4">
            <text:p><text:s text:c="11"/>0m0.017s <text:s text:c="10"/>0m0.017s <text:s text:c="8"/>0m0.004s</text:p>
          </table:table-cell>
          <table:table-cell office:value-type="string" table:style-name="ce4">
            <text:p><text:s text:c="14"/>0m0.019s <text:s text:c="10"/>0m0.103s <text:s text:c="10"/>0m0.034s</text:p>
          </table:table-cell>
          <table:table-cell table:style-name="ce7"/>
          <table:table-cell table:number-columns-repeated="16379"/>
        </table:table-row>
        <table:table-row table:style-name="ro3">
          <table:table-cell/>
          <table:table-cell office:value-type="float" office:value="8388608" table:style-name="ce5">
            <text:p>8388608</text:p>
          </table:table-cell>
          <table:table-cell office:value-type="string" table:style-name="ce6">
            <text:p><text:s text:c="11"/>0m0.033s <text:s text:c="10"/>0m0.024s <text:s text:c="8"/>0m0.009s</text:p>
          </table:table-cell>
          <table:table-cell office:value-type="string" table:style-name="ce6">
            <text:p><text:s text:c="14"/>0m0.032s <text:s text:c="10"/>0m0.169s <text:s text:c="10"/>0m0.078s</text:p>
          </table:table-cell>
          <table:table-cell table:style-name="ce8"/>
          <table:table-cell table:number-columns-repeated="16379"/>
        </table:table-row>
        <table:table-row table:style-name="ro3">
          <table:table-cell/>
          <table:table-cell office:value-type="float" office:value="16777216" table:style-name="ce3">
            <text:p>16777216</text:p>
          </table:table-cell>
          <table:table-cell office:value-type="string" table:style-name="ce4">
            <text:p><text:s text:c="11"/>0m0.064s <text:s text:c="10"/>0m0.046s <text:s text:c="8"/>0m0.018s<text:s text:c="6"/></text:p>
          </table:table-cell>
          <table:table-cell office:value-type="string" table:style-name="ce4">
            <text:p><text:s text:c="14"/>0m0.064s <text:s text:c="10"/>0m0.376s <text:s text:c="10"/>0m0.123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33554432" table:style-name="ce5">
            <text:p>33554432</text:p>
          </table:table-cell>
          <table:table-cell office:value-type="string" table:style-name="ce6">
            <text:p><text:s text:c="11"/>0m0.125s <text:s text:c="10"/>0m0.091s <text:s text:c="8"/>0m0.034s</text:p>
          </table:table-cell>
          <table:table-cell office:value-type="string" table:style-name="ce6">
            <text:p><text:s text:c="14"/>0m0.124s <text:s text:c="10"/>0m0.667s <text:s text:c="10"/>0m0.309s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float" office:value="67108864" table:style-name="ce9">
            <text:p>67108864</text:p>
          </table:table-cell>
          <table:table-cell office:value-type="string" table:style-name="ce10">
            <text:p><text:s text:c="11"/>0m0.242s <text:s text:c="10"/>0m0.170s <text:s text:c="8"/>0m0.072s</text:p>
          </table:table-cell>
          <table:table-cell office:value-type="string" table:style-name="ce10">
            <text:p><text:s text:c="14"/>0m0.253s <text:s text:c="10"/>0m1.359s <text:s text:c="10"/>0m0.628s</text:p>
          </table:table-cell>
          <table:table-cell table:number-columns-repeated="16380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avier Ramirez pulido</dc:creator>
    <meta:creation-date>2019-03-06T00:47:25Z</meta:creation-date>
    <dc:date>2020-03-15T20:38:35Z</dc:date>
    <meta:editing-cycles>20</meta:editing-cycles>
    <meta:editing-duration>PT37931S</meta:editing-duration>
  </office:meta>
</office:document-meta>
</file>